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84a" officeooo:paragraph-rsid="000d7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¿Las IP públicas son las mismas?¿porqué?</text:p>
      <text:p text:style-name="P1">No, las ip variaron en opera con VPN activo ya que está es una de las funciones de estás</text:p>
      <text:p text:style-name="P1">redes, enmascarar nuestra ip real.</text:p>
      <text:p text:style-name="P1"/>
      <text:p text:style-name="P1">2 R// No pudimos ver el video sin activar la VPN y esto sucede porqué cuando navegamos</text:p>
      <text:p text:style-name="P1">en una red VPN está utiliza servidores de otros paises incluido alguno para el cuaĺ</text:p>
      <text:p text:style-name="P1">el video si estaba disponible.</text:p>
      <text:p text:style-name="P1"/>
      <text:p text:style-name="P1">3 R// Con la red Tor activada no se pudo geolocalizar la i.p, esta función preserva nuestro </text:p>
      <text:p text:style-name="P1">anonimato.</text:p>
      <text:p text:style-name="P1"/>
      <text:p text:style-name="P1">4R// Cuando activamos laVPN o red Tor la velocidad del internet disminuye , esto se debe a que </text:p>
      <text:p text:style-name="P1">estás redes hacen que la información de por lo menos 3 saltos en nodos o servidores de varios</text:p>
      <text:p text:style-name="P1">países para ocultar de cierta manera nuestra ubicación.</text:p>
      <text:p text:style-name="P1"/>
      <text:p text:style-name="P1">5R// El ping es la velocidad en milisegundos que tardan los datos en viajar .</text:p>
      <text:p text:style-name="P1"/>
      <text:p text:style-name="P1">6R// El valor de ping varia y se debe a la ubicación de los servidores por los que la vpn redirige la información, entre más lejos estén los servidores aumenta el valor del ping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0T19:11:47.006140795</meta:creation-date>
    <dc:date>2022-07-10T19:21:47.538715916</dc:date>
    <meta:editing-duration>PT10M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13" meta:word-count="178" meta:character-count="963" meta:non-whitespace-character-count="796"/>
  </office:meta>
</office:document-meta>
</file>